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3Handler.getUserMail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clearRespons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3Handler.setUser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setBackupUserMailbox( List backupUserMail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setHandlerChain( POP3HandlerChain handler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BackupUserMail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Watchd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resetHandl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OP3Handler.setConfigurationData( Object the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P3Handler.errorHandler( Runtim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P3Handler.writeResponse( String resp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P3Handler.getComman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readCommandLin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P3Handler.setHandlerState( int handl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UserIn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setProtocolHandlerHelper( ProtocolHandlerHelper ph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setUserInbox( MailRepository userIn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Handl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setUserMailbox( List userMail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RemoteIP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Configuratio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Command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en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res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handleProtocol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POP3Handler.isSession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Respons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